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d8f3" officeooo:paragraph-rsid="000cd8f3"/>
    </style:style>
    <style:style style:name="P2" style:family="paragraph" style:parent-style-name="Standard">
      <style:text-properties officeooo:paragraph-rsid="000cd8f3"/>
    </style:style>
    <style:style style:name="T1" style:family="text">
      <style:text-properties officeooo:rsid="000cd8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e latency of the circuit as no latency, since y is obtained as soon as x is given.</text:span></text:p>
      <text:p text:style-name="P2"/>
      <text:p text:style-name="P1">Since there is no latency, the maximum sample rate would be 50MHz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4:35:30.170000000</meta:creation-date>
    <dc:date>2019-11-21T14:38:11.699000000</dc:date>
    <meta:editing-duration>PT2M42S</meta:editing-duration>
    <meta:editing-cycles>1</meta:editing-cycles>
    <meta:document-statistic meta:table-count="0" meta:image-count="0" meta:object-count="0" meta:page-count="1" meta:paragraph-count="2" meta:word-count="30" meta:character-count="150" meta:non-whitespace-character-count="122"/>
    <meta:generator>LibreOffice/6.3.2.2$Windows_X86_64 LibreOffice_project/98b30e735bda24bc04ab42594c85f7fd8be07b9c</meta:generator>
  </office:meta>
</office:document-meta>
</file>